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2.9661in"/>
    </style:style>
    <style:style style:name="co4" style:family="table-column">
      <style:table-column-properties fo:break-before="auto" style:column-width="6.4327in"/>
    </style:style>
    <style:style style:name="ro17" style:family="table-row">
      <style:table-row-properties style:row-height="0.1681in" fo:break-before="auto" style:use-optimal-row-height="true"/>
    </style:style>
    <style:style style:name="ro2" style:family="table-row">
      <style:table-row-properties style:row-height="0.4835in" fo:break-before="auto" style:use-optimal-row-height="true"/>
    </style:style>
    <style:style style:name="ro3" style:family="table-row">
      <style:table-row-properties style:row-height="0.6634in" fo:break-before="auto" style:use-optimal-row-height="true"/>
    </style:style>
    <style:style style:name="ro4" style:family="table-row">
      <style:table-row-properties style:row-height="0.3126in" fo:break-before="auto" style:use-optimal-row-height="true"/>
    </style:style>
    <style:style style:name="ro5" style:family="table-row">
      <style:table-row-properties style:row-height="0.8425in" fo:break-before="auto" style:use-optimal-row-height="true"/>
    </style:style>
    <style:style style:name="ro6" style:family="table-row">
      <style:table-row-properties style:row-height="1.5201in" fo:break-before="auto" style:use-optimal-row-height="false"/>
    </style:style>
    <style:style style:name="ro7" style:family="table-row">
      <style:table-row-properties style:row-height="1.4681in" fo:break-before="auto" style:use-optimal-row-height="false"/>
    </style:style>
    <style:style style:name="ro8" style:family="table-row">
      <style:table-row-properties style:row-height="1.2953in" fo:break-before="auto" style:use-optimal-row-height="false"/>
    </style:style>
    <style:style style:name="ro9" style:family="table-row">
      <style:table-row-properties style:row-height="1.4201in" fo:break-before="auto" style:use-optimal-row-height="true"/>
    </style:style>
    <style:style style:name="ro10" style:family="table-row">
      <style:table-row-properties style:row-height="0.861in" fo:break-before="auto" style:use-optimal-row-height="true"/>
    </style:style>
    <style:style style:name="ro11" style:family="table-row">
      <style:table-row-properties style:row-height="0.6752in" fo:break-before="auto" style:use-optimal-row-height="true"/>
    </style:style>
    <style:style style:name="ro12" style:family="table-row">
      <style:table-row-properties style:row-height="1.3126in" fo:break-before="auto" style:use-optimal-row-height="false"/>
    </style:style>
    <style:style style:name="ro13" style:family="table-row">
      <style:table-row-properties style:row-height="2.1071in" fo:break-before="auto" style:use-optimal-row-height="false"/>
    </style:style>
    <style:style style:name="ro14" style:family="table-row">
      <style:table-row-properties style:row-height="0.8457in" fo:break-before="auto" style:use-optimal-row-height="false"/>
    </style:style>
    <style:style style:name="ro15" style:family="table-row">
      <style:table-row-properties style:row-height="1.0016in" fo:break-before="auto" style:use-optimal-row-height="false"/>
    </style:style>
    <style:style style:name="ro16" style:family="table-row">
      <style:table-row-properties style:row-height="1.9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fo:padding-bottom="0.0693in" fo:padding-left="0.0693in" fo:padding-right="0.028in" fo:padding-top="0.0693in"/>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08in solid #000000" fo:border-left="none" fo:padding-bottom="0.0693in" fo:padding-left="0.0693in" fo:padding-right="0.028in" fo:padding-top="0.0693in" fo:border-right="0.0008in solid #000000" fo:border-top="0.0008in solid #000000"/>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08in solid #000000" fo:border-left="none" fo:padding-bottom="0.0693in" fo:padding-left="0.0693in" fo:padding-right="0.028in" fo:padding-top="0.0693in" fo:border-right="0.0008in solid #000000" fo:border-top="0.0008in solid #000000"/>
      <style:text-properties style:font-name="Liberation Sans" fo:font-size="12pt" style:font-size-asian="12pt" style:font-size-complex="12pt"/>
    </style:style>
    <style:style style:name="ce4" style:family="table-cell" style:parent-style-name="Default">
      <style:table-cell-properties fo:wrap-option="wrap" fo:border="0.0008in solid #000000" fo:padding-bottom="0.0693in" fo:padding-left="0.0693in" fo:padding-right="0.028in" fo:padding-top="0.0693in"/>
      <style:text-properties style:font-name="Liberation Sans" fo:font-size="12pt" style:font-size-asian="12pt" style:font-size-complex="12pt"/>
    </style:style>
    <style:style style:name="ce5" style:family="table-cell" style:parent-style-name="Default">
      <style:table-cell-properties fo:border-bottom="0.0008in solid #000000" fo:wrap-option="wrap" fo:border-left="none" fo:padding-bottom="0.0693in" fo:padding-left="0.0693in" fo:padding-right="0.028in" fo:padding-top="0.0693in" fo:border-right="none" fo:border-top="0.0008in solid #000000"/>
      <style:text-properties style:font-name="Liberation Sans" fo:font-size="12pt" style:font-size-asian="12pt" style:font-size-complex="12pt"/>
    </style:style>
    <style:style style:name="ce6" style:family="table-cell" style:parent-style-name="Default">
      <style:table-cell-properties fo:border-bottom="0.0008in solid #000000" fo:border-left="none" fo:padding-bottom="0.0693in" fo:padding-left="0.0693in" fo:padding-right="0.028in" fo:padding-top="0.0693in" fo:border-right="none" fo:border-top="none"/>
    </style:style>
    <style:style style:name="ce7" style:family="table-cell" style:parent-style-name="Default">
      <style:table-cell-properties fo:border-bottom="0.0008in solid #000000" fo:border-left="none" fo:padding-bottom="0.0693in" fo:padding-left="0.0693in" fo:padding-right="0.028in" fo:padding-top="0.0693in" fo:border-right="none" fo:border-top="0.0008in solid #000000"/>
    </style:style>
    <style:style style:name="T1" style:family="text">
      <style:text-properties fo:font-size="12pt"/>
    </style:style>
  </office:automatic-styles>
  <office:body>
    <office:spreadsheet>
      <table:table table:name="Sheet1" table:style-name="ta1">
        <table:table-column table:style-name="co2" table:default-cell-style-name="ce3"/>
        <table:table-column table:style-name="co4" table:default-cell-style-name="ce5"/>
        <table:table-column table:style-name="co3" table:number-columns-repeated="1022" table:default-cell-style-name="ce7"/>
        <table:table-row table:style-name="ro2">
          <table:table-cell table:style-name="ce1" office:value-type="string">
            <text:p>Melissa viewed the log of recent changes to her git repo.</text:p>
          </table:table-cell>
          <table:table-cell table:style-name="ce1" office:value-type="string">
            <text:p>git log</text:p>
          </table:table-cell>
          <table:table-cell table:style-name="ce6" table:number-columns-repeated="1022"/>
        </table:table-row>
        <table:table-row table:style-name="ro2">
          <table:table-cell table:style-name="ce1" office:value-type="string">
            <text:p>Barbara pulled updates from Github for her master repo.</text:p>
          </table:table-cell>
          <table:table-cell table:style-name="ce1" office:value-type="string">
            <text:p>git pull origin master</text:p>
          </table:table-cell>
          <table:table-cell table:number-columns-repeated="1022"/>
        </table:table-row>
        <table:table-row table:style-name="ro2">
          <table:table-cell table:style-name="ce1" office:value-type="string">
            <text:p>Lyzi cloned a copy of a Barbara’s repo “fancy-blog”.</text:p>
          </table:table-cell>
          <table:table-cell table:style-name="ce1" office:value-type="string">
            <text:p>git clone <text:a xlink:href="mailto:git@github.com">git@github.com</text:a>:barbara/fancy-blog</text:p>
          </table:table-cell>
          <table:table-cell table:number-columns-repeated="1022"/>
        </table:table-row>
        <table:table-row table:style-name="ro2">
          <table:table-cell table:style-name="ce1" office:value-type="string">
            <text:p>Christine created a branch called “testing”.</text:p>
          </table:table-cell>
          <table:table-cell table:style-name="ce1" office:value-type="string">
            <text:p>git checkout -b testing</text:p>
          </table:table-cell>
          <table:table-cell table:number-columns-repeated="1022"/>
        </table:table-row>
        <table:table-row table:style-name="ro3">
          <table:table-cell table:style-name="ce1" office:value-type="string">
            <text:p>Marion added a file called “README” to her set of changes before committing.</text:p>
          </table:table-cell>
          <table:table-cell table:style-name="ce1" office:value-type="string">
            <text:p>git add README</text:p>
          </table:table-cell>
          <table:table-cell table:number-columns-repeated="1022"/>
        </table:table-row>
        <table:table-row table:style-name="ro2">
          <table:table-cell table:style-name="ce1" office:value-type="string">
            <text:p>Lacey committed her change with the comment “Finally fixing bug 2345”</text:p>
          </table:table-cell>
          <table:table-cell table:style-name="ce1" office:value-type="string">
            <text:p>git commit -m “Finally fixing bug 2345”</text:p>
          </table:table-cell>
          <table:table-cell table:number-columns-repeated="1022"/>
        </table:table-row>
        <table:table-row table:style-name="ro2">
          <table:table-cell table:style-name="ce1" office:value-type="string">
            <text:p>Paige merged her “testing” branch into master.</text:p>
          </table:table-cell>
          <table:table-cell table:style-name="ce4" office:value-type="string">
            <text:p><text:span text:style-name="T1">git checkout master</text:span></text:p>
            <text:p><text:span text:style-name="T1">git merge testing</text:span></text:p>
          </table:table-cell>
          <table:table-cell table:number-columns-repeated="1022"/>
        </table:table-row>
        <table:table-row table:style-name="ro2">
          <table:table-cell table:style-name="ce1" office:value-type="string">
            <text:p>Susan pushed her changes in her “master” branch to Github.</text:p>
          </table:table-cell>
          <table:table-cell table:style-name="ce1" office:value-type="string">
            <text:p>git push origin master:master</text:p>
          </table:table-cell>
          <table:table-cell table:number-columns-repeated="1022"/>
        </table:table-row>
        <table:table-row table:style-name="ro4">
          <table:table-cell table:style-name="ce1" office:value-type="string">
            <text:p>Christine created a new git repo.</text:p>
          </table:table-cell>
          <table:table-cell table:style-name="ce1" office:value-type="string">
            <text:p>git init</text:p>
          </table:table-cell>
          <table:table-cell table:number-columns-repeated="1022"/>
        </table:table-row>
        <table:table-row table:style-name="ro3">
          <table:table-cell table:style-name="ce1" office:value-type="string">
            <text:p>Jessica looked at the differences between her current repo and her last commit.</text:p>
          </table:table-cell>
          <table:table-cell table:style-name="ce1" office:value-type="string">
            <text:p>git diff</text:p>
          </table:table-cell>
          <table:table-cell table:number-columns-repeated="1022"/>
        </table:table-row>
        <table:table-row table:style-name="ro5">
          <table:table-cell table:style-name="ce1" office:value-type="string">
            <text:p>Laura created a new repo. She added a file called “README” and committed it with the message “Initial documentation”.</text:p>
          </table:table-cell>
          <table:table-cell table:style-name="ce4" office:value-type="string">
            <text:p><text:span text:style-name="T1">git init</text:span></text:p>
            <text:p><text:span text:style-name="T1">git add README</text:span></text:p>
            <text:p><text:span text:style-name="T1">git commit -m “Initial documentation”</text:span></text:p>
          </table:table-cell>
          <table:table-cell table:number-columns-repeated="1022"/>
        </table:table-row>
        <table:table-row table:style-name="ro5">
          <table:table-cell table:style-name="ce1" office:value-type="string">
            <text:p>Madhumati looked at the branches available in her local repo. She checked out “master” and then created a new branch called “stage”.</text:p>
          </table:table-cell>
          <table:table-cell table:style-name="ce4" office:value-type="string">
            <text:p><text:span text:style-name="T1">git branch</text:span></text:p>
            <text:p><text:span text:style-name="T1">git checkout master</text:span></text:p>
            <text:p><text:span text:style-name="T1">git checkout -b stage</text:span></text:p>
          </table:table-cell>
          <table:table-cell table:number-columns-repeated="1022"/>
        </table:table-row>
        <table:table-row table:style-name="ro6">
          <table:table-cell table:style-name="ce1" office:value-type="string">
            <text:p>Ariel created a new branch for a feature called “background-color”. She made changes to a file called “style.css” and added them to her change set. She committed the changes with the message “Now with more red”.</text:p>
          </table:table-cell>
          <table:table-cell table:style-name="ce4" office:value-type="string">
            <text:p><text:span text:style-name="T1">git checkout -b background-color</text:span></text:p>
            <text:p><text:span text:style-name="T1">git add style.css</text:span></text:p>
            <text:p><text:span text:style-name="T1">git commit -m “Now with more red”</text:span></text:p>
          </table:table-cell>
          <table:table-cell table:number-columns-repeated="1022"/>
        </table:table-row>
        <table:table-row table:style-name="ro7">
          <table:table-cell table:style-name="ce1" office:value-type="string">
            <text:p>Lacey created a new branch called “add-tests” from master. She made changes to a file called “unittests/newuser.py” and added the file to her change set. She committed the changes with the message “Tests for adding a new user”.</text:p>
          </table:table-cell>
          <table:table-cell table:style-name="ce4" office:value-type="string">
            <text:p><text:span text:style-name="T1">git checkout master</text:span></text:p>
            <text:p><text:span text:style-name="T1">git checkout -b add-tests</text:span></text:p>
            <text:p><text:span text:style-name="T1">git add unittests/newuser.py</text:span></text:p>
            <text:p><text:span text:style-name="T1">git commit -m “Tests for adding a new user”</text:span></text:p>
          </table:table-cell>
          <table:table-cell table:number-columns-repeated="1022"/>
        </table:table-row>
        <table:table-row table:style-name="ro8">
          <table:table-cell table:style-name="ce1" office:value-type="string">
            <text:p>Amber committed her changes with the message “Fixes bug 2014 - clearer error message on failure” and sent Julie a pull request for a merge.</text:p>
          </table:table-cell>
          <table:table-cell table:style-name="ce4" office:value-type="string">
            <text:p><text:span text:style-name="T1">git commit -m “Fixes bug 2014 - clearer error message on failure”</text:span></text:p>
            <text:p><text:span text:style-name="T1">git push origin master</text:span></text:p>
            <text:p><text:span text:style-name="T1">Goto http://github.com/amber/projectname</text:span></text:p>
            <text:p><text:span text:style-name="T1">Click “Pull Request” button and configure options to send a pull request to Julie’s </text:span><text:span text:style-name="T1">project.</text:span></text:p>
          </table:table-cell>
          <table:table-cell table:number-columns-repeated="1022"/>
        </table:table-row>
        <table:table-row table:style-name="ro9">
          <table:table-cell table:style-name="ce1" office:value-type="string">
            <text:p>Christine committed changes to the repo with the message “Wrapped up for stage”. She verified which branch she was currently committing to. She pushed the changes in her current branch to the “stage” branch on GitHub. </text:p>
          </table:table-cell>
          <table:table-cell table:style-name="ce4" office:value-type="string">
            <text:p><text:span text:style-name="T1">git commit -m “Wrapped up for stage”</text:span></text:p>
            <text:p><text:span text:style-name="T1">git branch</text:span></text:p>
            <text:p><text:span text:style-name="T1">git push origin localbranch:stage</text:span></text:p>
          </table:table-cell>
          <table:table-cell table:number-columns-repeated="1022"/>
        </table:table-row>
        <table:table-row table:style-name="ro10">
          <table:table-cell table:style-name="ce1" office:value-type="string">
            <text:p>Chris checked which branch he was currently in. He was in the master branch. He pushed his most recent changes to master to GitHub.</text:p>
          </table:table-cell>
          <table:table-cell table:style-name="ce4" office:value-type="string">
            <text:p><text:span text:style-name="T1">git branch</text:span></text:p>
            <text:p><text:span text:style-name="T1">git push origin master:master</text:span></text:p>
          </table:table-cell>
          <table:table-cell table:number-columns-repeated="1022"/>
        </table:table-row>
        <table:table-row table:style-name="ro9">
          <table:table-cell table:style-name="ce1" office:value-type="string">
            <text:p>Selena forgot one file in her last commit, but was able to fix it without redoing everything. She added the file “spaces.py” and committed with --amend, updating the commit message to “Making the leap from spaces to tabs”.</text:p>
          </table:table-cell>
          <table:table-cell table:style-name="ce4" office:value-type="string">
            <text:p><text:span text:style-name="T1">git add spaces.py</text:span></text:p>
            <text:p><text:span text:style-name="T1">git commit --amend -m “Making the leap from spaces to tabs”</text:span></text:p>
          </table:table-cell>
          <table:table-cell table:number-columns-repeated="1022"/>
        </table:table-row>
        <table:table-row table:style-name="ro11">
          <table:table-cell table:style-name="ce1" office:value-type="string">
            <text:p>Tracy checked the status of her repo, and then pulled the latest changes from her github repo on master.</text:p>
          </table:table-cell>
          <table:table-cell table:style-name="ce4" office:value-type="string">
            <text:p><text:span text:style-name="T1">git status</text:span></text:p>
            <text:p><text:span text:style-name="T1">git pull </text:span></text:p>
          </table:table-cell>
          <table:table-cell table:number-columns-repeated="1022"/>
        </table:table-row>
        <table:table-row table:style-name="ro12">
          <table:table-cell table:style-name="ce1" office:value-type="string">
            <text:p>Julie pulled the latest changes from her GitHub repo, but got a message saying she couldn’t apply the changes automatically. She re-did her pull with the “rebase” option and it worked.</text:p>
          </table:table-cell>
          <table:table-cell table:style-name="ce4" office:value-type="string">
            <text:p><text:span text:style-name="T1">git pull</text:span></text:p>
            <text:p><text:span text:style-name="T1">git pull –rebase</text:span></text:p>
          </table:table-cell>
          <table:table-cell table:number-columns-repeated="1022"/>
        </table:table-row>
        <table:table-row table:style-name="ro13">
          <table:table-cell table:style-name="ce1" office:value-type="string">
            <text:p>Jessica asked Christine to rebase her branch against master before sending the pull request for her “stage” branch. Christine checked out the master branch, pulled the latest changes from GitHub, checked out her stage branch and rebased it against master. She then pushed the latest changes to her stage branch to GitHub.</text:p>
          </table:table-cell>
          <table:table-cell table:style-name="ce4" office:value-type="string">
            <text:p><text:span text:style-name="T1">git checkout master</text:span></text:p>
            <text:p><text:span text:style-name="T1">git pull origin master:master</text:span></text:p>
            <text:p><text:span text:style-name="T1">git checkout stage</text:span></text:p>
            <text:p><text:span text:style-name="T1">git rebase master</text:span></text:p>
            <text:p><text:span text:style-name="T1">git push origin stage:stage </text:span></text:p>
          </table:table-cell>
          <table:table-cell table:number-columns-repeated="1022"/>
        </table:table-row>
        <table:table-row table:style-name="ro14">
          <table:table-cell table:style-name="ce1" office:value-type="string">
            <text:p>Flora cloned Thursday’s repo. She checked out Thursday’s “stage” branch. </text:p>
          </table:table-cell>
          <table:table-cell table:style-name="ce4" office:value-type="string">
            <text:p><text:span text:style-name="T1">Clicked “Fork” on Thursday’s repo on Github website</text:span></text:p>
            <text:p><text:span text:style-name="T1">git clone git@github.com:flora/projectname</text:span></text:p>
            <text:p><text:span text:style-name="T1">git add remote thursday git@github.com:thursday/projectname</text:span></text:p>
            <text:p><text:span text:style-name="T1">git checkout thursday/stage stage</text:span></text:p>
          </table:table-cell>
          <table:table-cell table:number-columns-repeated="1022"/>
        </table:table-row>
        <table:table-row table:style-name="ro15">
          <table:table-cell table:style-name="ce1" office:value-type="string">
            <text:p>Thursday cloned a repo and made some changes.  She created a branch called “stage” with the changes and pushed it Github.</text:p>
          </table:table-cell>
          <table:table-cell table:style-name="ce4" office:value-type="string">
            <text:p><text:span text:style-name="T1">git clone git@github.com:flora/projectname</text:span></text:p>
            <text:p><text:span text:style-name="T1">git checkout -b stage</text:span></text:p>
            <text:p><text:span text:style-name="T1">git add CHANGES</text:span></text:p>
            <text:p><text:span text:style-name="T1">git commit -m “Improvements to projectname”</text:span></text:p>
            <text:p><text:span text:style-name="T1">git push origin stage:stage</text:span></text:p>
          </table:table-cell>
          <table:table-cell table:number-columns-repeated="1022"/>
        </table:table-row>
        <table:table-row table:style-name="ro16">
          <table:table-cell table:style-name="ce1" office:value-type="string">
            <text:p>Julie created a repo locally and shared it on Github with a README. Julie then created a branch called “make-awesome”. </text:p>
          </table:table-cell>
          <table:table-cell table:style-name="ce4" office:value-type="string">
            <text:p><text:span text:style-name="T1">Goto: https://github.com/repositories/new</text:span></text:p>
            <text:p><text:span text:style-name="T1">mkdir new-repo</text:span></text:p>
            <text:p><text:span text:style-name="T1">cd new-repo</text:span></text:p>
            <text:p><text:span text:style-name="T1">git init</text:span></text:p>
            <text:p><text:span text:style-name="T1">git touch README</text:span></text:p>
            <text:p><text:span text:style-name="T1">git add README</text:span></text:p>
            <text:p><text:span text:style-name="T1">git commit -m “Initial documentation”</text:span></text:p>
            <text:p><text:span text:style-name="T1">git remote add origin git@github.com:julie/new-repo.git</text:span></text:p>
            <text:p><text:span text:style-name="T1">git push origin master</text:span></text:p>
            <text:p><text:span text:style-name="T1">git checkout -b make-awesome</text:span></text:p>
          </table:table-cell>
          <table:table-cell table:number-columns-repeated="1022"/>
        </table:table-row>
        <table:table-row table:style-name="ro4">
          <table:table-cell table:style-name="ce2"/>
          <table:table-cell table:number-columns-repeated="1023"/>
        </table:table-row>
        <table:table-row table:style-name="ro4" table:number-rows-repeated="10">
          <table:table-cell table:number-columns-repeated="1024"/>
        </table:table-row>
        <table:table-row table:style-name="ro4">
          <table:table-cell table:style-name="ce2"/>
          <table:table-cell table:number-columns-repeated="1023"/>
        </table:table-row>
        <table:table-row table:style-name="ro4" table:number-rows-repeated="1048539">
          <table:table-cell table:number-columns-repeated="1024"/>
        </table:table-row>
        <table:table-row table:style-name="ro4">
          <table:table-cell table:number-columns-repeated="1024"/>
        </table:table-row>
      </table:table>
      <table:table table:name="Sheet2" table:style-name="ta1">
        <table:table-column table:style-name="co3" table:default-cell-style-name="Default"/>
        <table:table-row table:style-name="ro17">
          <table:table-cell/>
        </table:table-row>
      </table:table>
      <table:table table:name="Sheet3" table:style-name="ta1">
        <table:table-column table:style-name="co3"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9">02/09/2014</text:date>, <text:time>19:24: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lena </meta:initial-creator>
    <meta:creation-date>2013-01-02T13:29:24</meta:creation-date>
    <meta:printed-by>selena </meta:printed-by>
    <meta:print-date>2013-01-02T13:44:59</meta:print-date>
    <dc:date>2014-02-09T19:24:29</dc:date>
    <dc:creator>Selena Deckelmann</dc:creator>
    <meta:editing-duration>PT1H24M46S</meta:editing-duration>
    <meta:editing-cycles>3</meta:editing-cycles>
    <meta:generator>OpenOffice/4.0.1$Unix OpenOffice.org_project/401m5$Build-9714</meta:generator>
    <meta:document-statistic meta:table-count="3" meta:cell-count="48" meta:object-count="0"/>
  </office:meta>
</office:document-meta>
</file>